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7c4d6" officeooo:paragraph-rsid="0007c4d6"/>
    </style:style>
    <style:style style:name="P2" style:family="paragraph" style:parent-style-name="Standard">
      <style:text-properties officeooo:paragraph-rsid="0007c4d6"/>
    </style:style>
    <style:style style:name="P3" style:family="paragraph" style:parent-style-name="Standard">
      <style:text-properties fo:language="es" fo:country="ES" officeooo:rsid="0007c4d6" officeooo:paragraph-rsid="0007c4d6"/>
    </style:style>
    <style:style style:name="P4" style:family="paragraph" style:parent-style-name="Standard">
      <style:text-properties fo:language="es" fo:country="ES" officeooo:rsid="00098abe" officeooo:paragraph-rsid="0007c4d6"/>
    </style:style>
    <style:style style:name="P5" style:family="paragraph" style:parent-style-name="Standard">
      <style:text-properties fo:language="es" fo:country="ES" officeooo:rsid="00098abe" officeooo:paragraph-rsid="00098abe"/>
    </style:style>
    <style:style style:name="P6" style:family="paragraph" style:parent-style-name="Standard">
      <style:text-properties officeooo:paragraph-rsid="00098abe"/>
    </style:style>
    <style:style style:name="P7" style:family="paragraph" style:parent-style-name="Standard">
      <style:text-properties officeooo:paragraph-rsid="000d3537"/>
    </style:style>
    <style:style style:name="P8" style:family="paragraph" style:parent-style-name="Standard">
      <style:text-properties fo:language="es" fo:country="ES" officeooo:rsid="000b50a6" officeooo:paragraph-rsid="000b50a6"/>
    </style:style>
    <style:style style:name="P9" style:family="paragraph" style:parent-style-name="Standard">
      <style:text-properties fo:language="es" fo:country="ES" officeooo:rsid="00098abe" officeooo:paragraph-rsid="000dfb01"/>
    </style:style>
    <style:style style:name="P10" style:family="paragraph" style:parent-style-name="Text_20_body">
      <style:text-properties fo:language="es" fo:country="ES" officeooo:rsid="000d3537"/>
    </style:style>
    <style:style style:name="T1" style:family="text">
      <style:text-properties fo:language="es" fo:country="ES" officeooo:rsid="0007c4d6"/>
    </style:style>
    <style:style style:name="T2" style:family="text">
      <style:text-properties fo:language="es" fo:country="ES" officeooo:rsid="0007f00b"/>
    </style:style>
    <style:style style:name="T3" style:family="text">
      <style:text-properties fo:language="es" fo:country="ES" fo:font-style="italic" officeooo:rsid="0007f00b" style:font-style-asian="italic" style:font-style-complex="italic"/>
    </style:style>
    <style:style style:name="T4" style:family="text">
      <style:text-properties fo:language="es" fo:country="ES" officeooo:rsid="00098abe"/>
    </style:style>
    <style:style style:name="T5" style:family="text">
      <style:text-properties fo:language="es" fo:country="ES" officeooo:rsid="000b50a6"/>
    </style:style>
    <style:style style:name="T6" style:family="text">
      <style:text-properties fo:language="es" fo:country="ES" officeooo:rsid="000d3537"/>
    </style:style>
    <style:style style:name="T7" style:family="text">
      <style:text-properties fo:color="#ff0000" style:font-name="Times New Roman" fo:font-size="12pt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/>
      <text:p text:style-name="P3">Experimento</text:p>
      <text:p text:style-name="P1"/>
      <text:p text:style-name="P2"><text:span text:style-name="T1">Doble híbrido en levadura, cuantificación de la expresión de un gen reportero dada la unión de dos porciones de un activador. Cada porción unida a una proteína de yuca y a un </text:span><text:span text:style-name="T2">efector de </text:span><text:span text:style-name="T3">Xanthomonas</text:span><text:span text:style-name="T2">. Los efectores de la bacteria fueron 16, mientras que de la planta se ensayaron más de 33000 genes. Se </text:span><text:span text:style-name="T4">a</text:span><text:span text:style-name="T2">plicó el algoritmo DEseq2 y se obtuvieron </text:span><text:span text:style-name="T4">valores-p y LogFoldChange2 para cada gen y su efector. </text:span></text:p>
      <text:p text:style-name="P4"/>
      <text:p text:style-name="P5">Análisis</text:p>
      <text:p text:style-name="P5"/>
      <text:p text:style-name="P6"><text:span text:style-name="T4">-</text:span><text:span text:style-name="T5">Extracción de valor p corregido y LogFoldChange2 de cada gen interactor de la planta con respecto a cada efector. Filtración de genes por efector basada en valor p &lt; 0.01 y LFC2 &gt; 2. Con estos criterios se escogieron los genes para continuar con el análisis. </text:span></text:p>
      <text:p text:style-name="P8">- Extracción de ec´s e identificadores para homólogos de Arabidopsis a partir de base del genoma 7.1 de yuca.</text:p>
      <text:p text:style-name="P7"><text:span text:style-name="T5">-</text:span><text:span text:style-name="T6">Extracción de secuencias FASTA para todos los identificadores por efector. </text:span></text:p>
      <text:p text:style-name="Text_20_body"><text:span text:style-name="T6">-Anotación de estas secuencias en la aplicación online de KEGG</text:span><text:span text:style-name="T5">, </text:span><text:span text:style-name="T6">obtención de rutas metabólicas con las respectivas enzimas encontradas en el análisis y número KO.</text:span></text:p>
      <text:p text:style-name="P10">-Identificación de enzimas de acuerdo a los 6 grandes grupos de clasificación según función y elaboración de gráficas por efector. </text:p>
      <text:p text:style-name="P10">-En base a resultados de KEGG, elaboración de matriz con rutas enzímaticas y número de enzimas involucradas en cada ruta según su efector. Esta base se filtró, removiendo rutas de animales y, posteriormente, se agruparon las rutas en otras matrices de acuerdo a su clasificación en KEGG para facilitar el análisis a grandes rasgos. </text:p>
      <text:p text:style-name="P10">- Análisis de cluster por método k means a partir de matriz de enzimas.</text:p>
      <text:p text:style-name="P10">-Elaboración de redes metabólicas en Cytoscape (actual).</text:p>
      <text:p text:style-name="P9"><text:span text:style-name="T7">Por último, se hipotetiza que con las herramientas computacionales que se tienen a disposición podrá generarse un modelo predictivo que, como mínimo y basado en datos experimentales de estudio interactómico pueda predecir posibles interacciones entre efectores patogénicos y genes de resistencia o blancos metabólicos en su hospedero. Este modelo podrá ser enriquecido con información presente en bases de datos, en orden de mejorar su capacidad predictiva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6T22:20:17.155514529</meta:creation-date>
    <dc:date>2020-06-18T00:58:09.329997394</dc:date>
    <meta:editing-duration>PT2H40M45S</meta:editing-duration>
    <meta:editing-cycles>3</meta:editing-cycles>
    <meta:generator>LibreOffice/6.4.3.2$Linux_X86_64 LibreOffice_project/40$Build-2</meta:generator>
    <meta:document-statistic meta:table-count="0" meta:image-count="0" meta:object-count="0" meta:page-count="1" meta:paragraph-count="12" meta:word-count="333" meta:character-count="2073" meta:non-whitespace-character-count="1746"/>
  </office:meta>
</office:document-meta>
</file>